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Space 9</text:p>
          </table:table-cell>
          <table:table-cell office:value-type="string">
            <text:p>Round</text:p>
          </table:table-cell>
          <table:table-cell office:value-type="string">
            <text:p>factor</text:p>
          </table:table-cell>
          <table:table-cell office:value-type="string">
            <text:p>ship size</text:p>
          </table:table-cell>
          <table:table-cell office:value-type="string">
            <text:p>effecitive strength</text:p>
          </table:table-cell>
          <table:table-cell office:value-type="string">
            <text:p>Space 7</text:p>
          </table:table-cell>
          <table:table-cell office:value-type="string">
            <text:p>Round</text:p>
          </table:table-cell>
          <table:table-cell office:value-type="string">
            <text:p>Space 5</text:p>
          </table:table-cell>
          <table:table-cell office:value-type="string">
            <text:p>Round</text:p>
          </table:table-cell>
          <table:table-cell office:value-type="string">
            <text:p>Space 3</text:p>
          </table:table-cell>
          <table:table-cell office:value-type="string">
            <text:p>Round</text:p>
          </table:table-cell>
          <table:table-cell office:value-type="string">
            <text:p>Space 1</text:p>
          </table:table-cell>
          <table:table-cell office:value-type="string">
            <text:p>Round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float" office:value="3">
            <text:p>3</text:p>
          </table:table-cell>
          <table:table-cell table:formula="of:=ROUND([.B2];0)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formula="of:=[.C2]*[.E2]"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string">
            <text:p>BB</text:p>
          </table:table-cell>
          <table:table-cell office:value-type="float" office:value="10">
            <text:p>10</text:p>
          </table:table-cell>
          <table:table-cell table:formula="of:=ROUND([.B3];0)" office:value-type="float" office:value="10">
            <text:p>10</text:p>
          </table:table-cell>
          <table:table-cell/>
          <table:table-cell table:formula="of:=[.E2]/2" office:value-type="float" office:value="8">
            <text:p>8</text:p>
          </table:table-cell>
          <table:table-cell table:formula="of:=[.C3]*[.E3]" office:value-type="float" office:value="80">
            <text:p>80</text:p>
          </table:table-cell>
          <table:table-cell table:formula="of:=[.B3]/(1-[.B$2]/100)" office:value-type="float" office:value="10.3092783505155">
            <text:p>10.3092783505</text:p>
          </table:table-cell>
          <table:table-cell table:formula="of:=ROUND([.G3];0)"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CR</text:p>
          </table:table-cell>
          <table:table-cell table:formula="of:=[.B3]*[.D4]" office:value-type="float" office:value="18">
            <text:p>18</text:p>
          </table:table-cell>
          <table:table-cell table:formula="of:=ROUND([.B4];0)" office:value-type="float" office:value="18">
            <text:p>18</text:p>
          </table:table-cell>
          <table:table-cell office:value-type="float" office:value="1.8">
            <text:p>1.8</text:p>
          </table:table-cell>
          <table:table-cell table:formula="of:=[.E3]/2" office:value-type="float" office:value="4">
            <text:p>4</text:p>
          </table:table-cell>
          <table:table-cell table:formula="of:=[.C4]*[.E4]" office:value-type="float" office:value="72">
            <text:p>72</text:p>
          </table:table-cell>
          <table:table-cell table:formula="of:=[.B4]/(1-[.B$2]/100)" office:value-type="float" office:value="18.5567010309278">
            <text:p>18.5567010309</text:p>
          </table:table-cell>
          <table:table-cell table:formula="of:=ROUND([.G4];0)" office:value-type="float" office:value="19">
            <text:p>19</text:p>
          </table:table-cell>
          <table:table-cell table:formula="of:=[.G4]/(1-[.H$3]/100)" office:value-type="float" office:value="20.6185567010309">
            <text:p>20.618556701</text:p>
          </table:table-cell>
          <table:table-cell table:formula="of:=ROUND([.I4];0)"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string">
            <text:p>DS</text:p>
          </table:table-cell>
          <table:table-cell table:formula="of:=[.B4]*[.D5]" office:value-type="float" office:value="28.8">
            <text:p>28.8</text:p>
          </table:table-cell>
          <table:table-cell table:formula="of:=ROUND([.B5];0)" office:value-type="float" office:value="29">
            <text:p>29</text:p>
          </table:table-cell>
          <table:table-cell office:value-type="float" office:value="1.6">
            <text:p>1.6</text:p>
          </table:table-cell>
          <table:table-cell table:formula="of:=[.E4]/2" office:value-type="float" office:value="2">
            <text:p>2</text:p>
          </table:table-cell>
          <table:table-cell table:formula="of:=[.C5]*[.E5]" office:value-type="float" office:value="58">
            <text:p>58</text:p>
          </table:table-cell>
          <table:table-cell table:formula="of:=[.B5]/(1-[.B$2]/100)" office:value-type="float" office:value="29.6907216494845">
            <text:p>29.6907216495</text:p>
          </table:table-cell>
          <table:table-cell table:formula="of:=ROUND([.G5];0)" office:value-type="float" office:value="30">
            <text:p>30</text:p>
          </table:table-cell>
          <table:table-cell table:formula="of:=[.G5]/(1-[.H$3]/100)" office:value-type="float" office:value="32.9896907216495">
            <text:p>32.9896907216</text:p>
          </table:table-cell>
          <table:table-cell table:formula="of:=ROUND([.I5];0)" office:value-type="float" office:value="33">
            <text:p>33</text:p>
          </table:table-cell>
          <table:table-cell table:formula="of:=[.I5]/(1-[.J$4]/100)" office:value-type="float" office:value="41.7591021793032">
            <text:p>41.7591021793</text:p>
          </table:table-cell>
          <table:table-cell table:formula="of:=ROUND([.K5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CV</text:p>
          </table:table-cell>
          <table:table-cell table:formula="of:=[.B5]*[.D6]" office:value-type="float" office:value="40.32">
            <text:p>40.32</text:p>
          </table:table-cell>
          <table:table-cell table:formula="of:=ROUND([.B6];0)" office:value-type="float" office:value="40">
            <text:p>40</text:p>
          </table:table-cell>
          <table:table-cell office:value-type="float" office:value="1.4">
            <text:p>1.4</text:p>
          </table:table-cell>
          <table:table-cell table:formula="of:=[.E5]/2" office:value-type="float" office:value="1">
            <text:p>1</text:p>
          </table:table-cell>
          <table:table-cell table:formula="of:=[.C6]*[.E6]" office:value-type="float" office:value="40">
            <text:p>40</text:p>
          </table:table-cell>
          <table:table-cell table:formula="of:=[.B6]/(1-[.B$2]/100)" office:value-type="float" office:value="41.5670103092784">
            <text:p>41.5670103093</text:p>
          </table:table-cell>
          <table:table-cell table:formula="of:=41" office:value-type="float" office:value="41">
            <text:p>41</text:p>
          </table:table-cell>
          <table:table-cell table:formula="of:=[.G6]/(1-[.H$3]/100)" office:value-type="float" office:value="46.1855670103093">
            <text:p>46.1855670103</text:p>
          </table:table-cell>
          <table:table-cell table:formula="of:=ROUND([.I6];0)" office:value-type="float" office:value="46">
            <text:p>46</text:p>
          </table:table-cell>
          <table:table-cell table:formula="of:=[.I6]/(1-[.J$4]/100)" office:value-type="float" office:value="58.4627430510244">
            <text:p>58.462743051</text:p>
          </table:table-cell>
          <table:table-cell table:formula="of:=ROUND([.K6];0)"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6])" office:value-type="float" office:value="100.12">
            <text:p>100.12</text:p>
          </table:table-cell>
          <table:table-cell table:formula="of:=SUM([.C2:.C6])" office:value-type="float" office:value="100">
            <text:p>100</text:p>
          </table:table-cell>
          <table:table-cell table:number-columns-repeated="3"/>
          <table:table-cell table:formula="of:=SUM([.G2:.G6])" office:value-type="float" office:value="100.123711340206">
            <text:p>100.1237113402</text:p>
          </table:table-cell>
          <table:table-cell table:formula="of:=SUM([.H2:.H6])" office:value-type="float" office:value="100">
            <text:p>100</text:p>
          </table:table-cell>
          <table:table-cell table:formula="of:=SUM([.I2:.I6])" office:value-type="float" office:value="99.7938144329897">
            <text:p>99.793814433</text:p>
          </table:table-cell>
          <table:table-cell table:formula="of:=SUM([.J2:.J6])" office:value-type="float" office:value="100">
            <text:p>100</text:p>
          </table:table-cell>
          <table:table-cell table:formula="of:=SUM([.K2:.K6])" office:value-type="float" office:value="100.221845230328">
            <text:p>100.2218452303</text:p>
          </table:table-cell>
          <table:table-cell table:formula="of:=SUM([.L2:.L6])" office:value-type="float" office:value="100">
            <text:p>100</text:p>
          </table:table-cell>
          <table:table-cell table:formula="of:=SUM([.M2:.M6])" office:value-type="float" office:value="100">
            <text:p>100</text:p>
          </table:table-cell>
          <table:table-cell table:formula="of:=SUM([.N2:.N6])" office:value-type="float" office:value="100">
            <text:p>1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00:3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8-01-02T00:25:58.38</meta:creation-date>
    <dc:date>2018-01-02T00:38:39.89</dc:date>
    <dc:creator>David </dc:creator>
    <meta:editing-duration>PT12M41S</meta:editing-duration>
    <meta:editing-cycles>1</meta:editing-cycles>
    <meta:document-statistic meta:table-count="3" meta:cell-count="72" meta:object-count="0"/>
    <meta:generator>OpenOffice/4.1.0$Win32 OpenOffice.org_project/410m18$Build-9764</meta:generator>
  </office:meta>
</office:document-meta>
</file>